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10-0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06-0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3-02-0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10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6-1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6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9889" calcext:value-type="float">
            <text:p>17.399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886875" calcext:value-type="float">
            <text:p>17.6188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74487741936" calcext:value-type="float">
            <text:p>19.4574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02736" calcext:value-type="float">
            <text:p>19.41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18340645161" calcext:value-type="float">
            <text:p>18.631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65535483871" calcext:value-type="float">
            <text:p>18.636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37308387097" calcext:value-type="float">
            <text:p>18.8137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08867096774" calcext:value-type="float">
            <text:p>17.8608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2408" calcext:value-type="float">
            <text:p>16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433425" calcext:value-type="float">
            <text:p>17.914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236" calcext:value-type="float">
            <text:p>18.14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0432516129" calcext:value-type="float">
            <text:p>16.070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6593103448" calcext:value-type="float">
            <text:p>18.3736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416975" calcext:value-type="float">
            <text:p>18.884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45037419355" calcext:value-type="float">
            <text:p>20.204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05968" calcext:value-type="float">
            <text:p>20.3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91246451613" calcext:value-type="float">
            <text:p>20.3791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84407741936" calcext:value-type="float">
            <text:p>17.4884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5767483871" calcext:value-type="float">
            <text:p>18.2957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5616" calcext:value-type="float">
            <text:p>18.0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2225" calcext:value-type="float">
            <text:p>19.306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51888" calcext:value-type="float">
            <text:p>19.26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9109677419" calcext:value-type="float">
            <text:p>19.025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64805" calcext:value-type="float">
            <text:p>19.846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18495483871" calcext:value-type="float">
            <text:p>19.861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4766451613" calcext:value-type="float">
            <text:p>18.2424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41721290323" calcext:value-type="float">
            <text:p>17.674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57370322581" calcext:value-type="float">
            <text:p>19.305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19310967742" calcext:value-type="float">
            <text:p>19.481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484" calcext:value-type="float">
            <text:p>19.74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80575" calcext:value-type="float">
            <text:p>20.162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82136" calcext:value-type="float">
            <text:p>19.4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8572903226" calcext:value-type="float">
            <text:p>18.9528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8414" calcext:value-type="float">
            <text:p>17.028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8964705882" calcext:value-type="float">
            <text:p>18.6698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604925" calcext:value-type="float">
            <text:p>20.206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7848" calcext:value-type="float">
            <text:p>20.60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4949677419" calcext:value-type="float">
            <text:p>20.2694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30415483871" calcext:value-type="float">
            <text:p>19.493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6172903226" calcext:value-type="float">
            <text:p>20.080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7735" calcext:value-type="float">
            <text:p>19.97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1028" calcext:value-type="float">
            <text:p>19.4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576775" calcext:value-type="float">
            <text:p>18.7157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0568" calcext:value-type="float">
            <text:p>16.0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8846451613" calcext:value-type="float">
            <text:p>17.696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4766896552" calcext:value-type="float">
            <text:p>16.6234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081625" calcext:value-type="float">
            <text:p>17.960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4810322581" calcext:value-type="float">
            <text:p>19.1624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08016" calcext:value-type="float">
            <text:p>19.5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89527741935" calcext:value-type="float">
            <text:p>19.2989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43618064516" calcext:value-type="float">
            <text:p>18.454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29127272727" calcext:value-type="float">
            <text:p>19.0329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6783483871" calcext:value-type="float">
            <text:p>19.5667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4576" calcext:value-type="float">
            <text:p>19.5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70108387097" calcext:value-type="float">
            <text:p>18.3870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16267586207" calcext:value-type="float">
            <text:p>17.77162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853725" calcext:value-type="float">
            <text:p>15.7285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5635862069" calcext:value-type="float">
            <text:p>15.4925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41671428571" calcext:value-type="float">
            <text:p>15.9241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6599483871" calcext:value-type="float">
            <text:p>18.8565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1168" calcext:value-type="float">
            <text:p>19.70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31295483871" calcext:value-type="float">
            <text:p>18.673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1903483871" calcext:value-type="float">
            <text:p>18.6219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61009032258" calcext:value-type="float">
            <text:p>19.6361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1210322581" calcext:value-type="float">
            <text:p>18.9491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2388" calcext:value-type="float">
            <text:p>17.58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324" calcext:value-type="float">
            <text:p>13.0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89987096774" calcext:value-type="float">
            <text:p>15.708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27591428571" calcext:value-type="float">
            <text:p>17.6127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5021" calcext:value-type="float">
            <text:p>18.075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3886451613" calcext:value-type="float">
            <text:p>19.4433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07352" calcext:value-type="float">
            <text:p>19.75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52978064516" calcext:value-type="float">
            <text:p>19.085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746425" calcext:value-type="float">
            <text:p>16.2874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23362580645" calcext:value-type="float">
            <text:p>15.4723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87344516129" calcext:value-type="float">
            <text:p>18.338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5311483871" calcext:value-type="float">
            <text:p>17.695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7" calcext:value-type="float">
            <text:p>16.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85275" calcext:value-type="float">
            <text:p>14.88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69031428571" calcext:value-type="float">
            <text:p>19.52690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80952258064" calcext:value-type="float">
            <text:p>20.3280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35336" calcext:value-type="float">
            <text:p>20.0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164675" calcext:value-type="float">
            <text:p>19.2716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57872" calcext:value-type="float">
            <text:p>18.51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9465806452" calcext:value-type="float">
            <text:p>18.8069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7063225806" calcext:value-type="float">
            <text:p>16.2947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86978064516" calcext:value-type="float">
            <text:p>19.6186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55729032258" calcext:value-type="float">
            <text:p>20.745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47552" calcext:value-type="float">
            <text:p>20.16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93228387097" calcext:value-type="float">
            <text:p>19.3593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49648" calcext:value-type="float">
            <text:p>20.77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9006451613" calcext:value-type="float">
            <text:p>20.872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5688516129" calcext:value-type="float">
            <text:p>20.7856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81001290323" calcext:value-type="float">
            <text:p>20.9081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080025" calcext:value-type="float">
            <text:p>20.8808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96038709677" calcext:value-type="float">
            <text:p>20.919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84755" calcext:value-type="float">
            <text:p>20.5684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613" calcext:value-type="float">
            <text:p>20.525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79094193548" calcext:value-type="float">
            <text:p>20.8079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5474" calcext:value-type="float">
            <text:p>20.17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39267096774" calcext:value-type="float">
            <text:p>19.323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951" calcext:value-type="float">
            <text:p>19.419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00507586207" calcext:value-type="float">
            <text:p>19.64005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893925" calcext:value-type="float">
            <text:p>20.468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039675" calcext:value-type="float">
            <text:p>20.700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60299354839" calcext:value-type="float">
            <text:p>20.6660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682125" calcext:value-type="float">
            <text:p>20.286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10743225806" calcext:value-type="float">
            <text:p>20.0010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3935" calcext:value-type="float">
            <text:p>19.912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87805" calcext:value-type="float">
            <text:p>19.198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69981935484" calcext:value-type="float">
            <text:p>19.096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447075" calcext:value-type="float">
            <text:p>18.244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8482580645" calcext:value-type="float">
            <text:p>18.044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488625" calcext:value-type="float">
            <text:p>16.2348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2606896552" calcext:value-type="float">
            <text:p>14.1332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903625" calcext:value-type="float">
            <text:p>18.959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71870967742" calcext:value-type="float">
            <text:p>20.387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834275" calcext:value-type="float">
            <text:p>20.268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79398709677" calcext:value-type="float">
            <text:p>19.797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520975" calcext:value-type="float">
            <text:p>19.5852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16225" calcext:value-type="float">
            <text:p>19.2051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29352258065" calcext:value-type="float">
            <text:p>17.1429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998425" calcext:value-type="float">
            <text:p>17.3999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7522580645" calcext:value-type="float">
            <text:p>12.704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290625" calcext:value-type="float">
            <text:p>19.442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7906206897" calcext:value-type="float">
            <text:p>19.56879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0594" calcext:value-type="float">
            <text:p>19.23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7745" calcext:value-type="float">
            <text:p>19.150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4309677419" calcext:value-type="float">
            <text:p>20.138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600425" calcext:value-type="float">
            <text:p>19.846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72704516129" calcext:value-type="float">
            <text:p>18.817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981925" calcext:value-type="float">
            <text:p>19.889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9525" calcext:value-type="float">
            <text:p>20.574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0929032258" calcext:value-type="float">
            <text:p>20.33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21605" calcext:value-type="float">
            <text:p>19.572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4705" calcext:value-type="float">
            <text:p>15.5754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72112" calcext:value-type="float">
            <text:p>18.98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2713" calcext:value-type="float">
            <text:p>20.182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258" calcext:value-type="float">
            <text:p>20.64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9122580645" calcext:value-type="float">
            <text:p>20.46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60225" calcext:value-type="float">
            <text:p>20.4396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3589677419" calcext:value-type="float">
            <text:p>20.705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676475" calcext:value-type="float">
            <text:p>20.596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356125" calcext:value-type="float">
            <text:p>20.8735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00552258064" calcext:value-type="float">
            <text:p>20.7700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410025" calcext:value-type="float">
            <text:p>20.614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16178064516" calcext:value-type="float">
            <text:p>20.121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649575" calcext:value-type="float">
            <text:p>19.2064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0092137931" calcext:value-type="float">
            <text:p>18.92009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2175" calcext:value-type="float">
            <text:p>20.028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392975" calcext:value-type="float">
            <text:p>20.7739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6833548387" calcext:value-type="float">
            <text:p>20.7566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21548387097" calcext:value-type="float">
            <text:p>20.682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8625" calcext:value-type="float">
            <text:p>20.616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2649" calcext:value-type="float">
            <text:p>20.432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69790967742" calcext:value-type="float">
            <text:p>20.2469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14485" calcext:value-type="float">
            <text:p>19.9714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5076129032" calcext:value-type="float">
            <text:p>19.178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70025" calcext:value-type="float">
            <text:p>17.413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8408275862" calcext:value-type="float">
            <text:p>16.3838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202075" calcext:value-type="float">
            <text:p>17.692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189" calcext:value-type="float">
            <text:p>19.41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2490322581" calcext:value-type="float">
            <text:p>19.973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626" calcext:value-type="float">
            <text:p>19.6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3130322581" calcext:value-type="float">
            <text:p>18.5803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291725" calcext:value-type="float">
            <text:p>16.4829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70675" calcext:value-type="float">
            <text:p>15.5607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8088516129" calcext:value-type="float">
            <text:p>17.128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15765714286" calcext:value-type="float">
            <text:p>17.6215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948" calcext:value-type="float">
            <text:p>11.14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89645" calcext:value-type="float">
            <text:p>16.0989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67202758621" calcext:value-type="float">
            <text:p>18.50672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47165" calcext:value-type="float">
            <text:p>17.924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68245" calcext:value-type="float">
            <text:p>18.0268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73710967742" calcext:value-type="float">
            <text:p>17.287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5473684211" calcext:value-type="float">
            <text:p>13.16254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835675" calcext:value-type="float">
            <text:p>19.6183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849575" calcext:value-type="float">
            <text:p>19.9684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7452903226" calcext:value-type="float">
            <text:p>20.342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4702" calcext:value-type="float">
            <text:p>20.09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15261935484" calcext:value-type="float">
            <text:p>19.511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17175" calcext:value-type="float">
            <text:p>17.551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84808" calcext:value-type="float">
            <text:p>17.9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206" calcext:value-type="float">
            <text:p>19.55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51575" calcext:value-type="float">
            <text:p>19.3665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96590967742" calcext:value-type="float">
            <text:p>18.8296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21975" calcext:value-type="float">
            <text:p>19.2842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87470967742" calcext:value-type="float">
            <text:p>17.628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5871" calcext:value-type="float">
            <text:p>17.255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78935" calcext:value-type="float">
            <text:p>18.197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96312258065" calcext:value-type="float">
            <text:p>18.1396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5041" calcext:value-type="float">
            <text:p>18.235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18110967742" calcext:value-type="float">
            <text:p>14.711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4975" calcext:value-type="float">
            <text:p>13.13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38584827586" calcext:value-type="float">
            <text:p>19.07385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297925" calcext:value-type="float">
            <text:p>18.5029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15415" calcext:value-type="float">
            <text:p>19.191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08374193548" calcext:value-type="float">
            <text:p>19.850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786" calcext:value-type="float">
            <text:p>20.766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84242580645" calcext:value-type="float">
            <text:p>20.7484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7558" calcext:value-type="float">
            <text:p>20.847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88815" calcext:value-type="float">
            <text:p>20.7688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1507096774" calcext:value-type="float">
            <text:p>20.735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900825" calcext:value-type="float">
            <text:p>20.259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9943225806" calcext:value-type="float">
            <text:p>19.3609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03435" calcext:value-type="float">
            <text:p>18.7503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412137931" calcext:value-type="float">
            <text:p>20.3374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2845" calcext:value-type="float">
            <text:p>20.564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87775" calcext:value-type="float">
            <text:p>20.738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51798709677" calcext:value-type="float">
            <text:p>20.575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9566" calcext:value-type="float">
            <text:p>20.14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8381935484" calcext:value-type="float">
            <text:p>19.721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742075" calcext:value-type="float">
            <text:p>18.9874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596075" calcext:value-type="float">
            <text:p>18.7359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17290322581" calcext:value-type="float">
            <text:p>19.24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33235" calcext:value-type="float">
            <text:p>19.733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6126451613" calcext:value-type="float">
            <text:p>17.4256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629425" calcext:value-type="float">
            <text:p>18.3562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76670344828" calcext:value-type="float">
            <text:p>19.40766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8343" calcext:value-type="float">
            <text:p>19.508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885" calcext:value-type="float">
            <text:p>20.03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90265806452" calcext:value-type="float">
            <text:p>20.209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916275" calcext:value-type="float">
            <text:p>19.209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71891612903" calcext:value-type="float">
            <text:p>19.027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14625" calcext:value-type="float">
            <text:p>20.6011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43045" calcext:value-type="float">
            <text:p>20.724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59027096774" calcext:value-type="float">
            <text:p>20.6559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0525" calcext:value-type="float">
            <text:p>19.851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90402580645" calcext:value-type="float">
            <text:p>18.8190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08225" calcext:value-type="float">
            <text:p>19.708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70184" calcext:value-type="float">
            <text:p>20.13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220275" calcext:value-type="float">
            <text:p>20.6722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11625" calcext:value-type="float">
            <text:p>20.731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4972903226" calcext:value-type="float">
            <text:p>20.644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18775" calcext:value-type="float">
            <text:p>20.552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1953548387" calcext:value-type="float">
            <text:p>20.662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91185" calcext:value-type="float">
            <text:p>20.3791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6655" calcext:value-type="float">
            <text:p>20.1836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4730322581" calcext:value-type="float">
            <text:p>20.622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58825" calcext:value-type="float">
            <text:p>20.395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55917419355" calcext:value-type="float">
            <text:p>19.7655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2197" calcext:value-type="float">
            <text:p>19.102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5795" calcext:value-type="float">
            <text:p>19.495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00375" calcext:value-type="float">
            <text:p>19.8420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9829677419" calcext:value-type="float">
            <text:p>19.220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884525" calcext:value-type="float">
            <text:p>16.6688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0832516129" calcext:value-type="float">
            <text:p>19.2708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323" calcext:value-type="float">
            <text:p>19.729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5170909091" calcext:value-type="float">
            <text:p>19.82751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8176" calcext:value-type="float">
            <text:p>19.1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28655" calcext:value-type="float">
            <text:p>17.5928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68547096774" calcext:value-type="float">
            <text:p>14.556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98975" calcext:value-type="float">
            <text:p>10.609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99748965517" calcext:value-type="float">
            <text:p>12.06997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2393" calcext:value-type="float">
            <text:p>13.812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60345" calcext:value-type="float">
            <text:p>15.516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4514" calcext:value-type="float">
            <text:p>20.11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2949677419" calcext:value-type="float">
            <text:p>19.812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2052" calcext:value-type="float">
            <text:p>17.94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18925" calcext:value-type="float">
            <text:p>19.0401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29150967742" calcext:value-type="float">
            <text:p>18.9729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99625" calcext:value-type="float">
            <text:p>18.6389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1313548387" calcext:value-type="float">
            <text:p>18.626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019" calcext:value-type="float">
            <text:p>16.535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33172413793" calcext:value-type="float">
            <text:p>17.213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945" calcext:value-type="float">
            <text:p>18.4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709725" calcext:value-type="float">
            <text:p>19.4470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02944516129" calcext:value-type="float">
            <text:p>19.390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01595" calcext:value-type="float">
            <text:p>18.040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54580645161" calcext:value-type="float">
            <text:p>20.19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8418" calcext:value-type="float">
            <text:p>20.108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892175" calcext:value-type="float">
            <text:p>20.3289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27169032258" calcext:value-type="float">
            <text:p>19.992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27285" calcext:value-type="float">
            <text:p>18.7827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4916129032" calcext:value-type="float">
            <text:p>17.145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9585" calcext:value-type="float">
            <text:p>18.7179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77048" calcext:value-type="float">
            <text:p>19.83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0724" calcext:value-type="float">
            <text:p>20.27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6095" calcext:value-type="float">
            <text:p>20.497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4629677419" calcext:value-type="float">
            <text:p>20.3944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10734545454" calcext:value-type="float">
            <text:p>20.111073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2444" calcext:value-type="float">
            <text:p>20.0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2886" calcext:value-type="float">
            <text:p>20.04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10334545455" calcext:value-type="float">
            <text:p>19.79103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2295483871" calcext:value-type="float">
            <text:p>19.472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84436129032" calcext:value-type="float">
            <text:p>19.4284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47388387097" calcext:value-type="float">
            <text:p>17.734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00825" calcext:value-type="float">
            <text:p>15.90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0424" calcext:value-type="float">
            <text:p>15.6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845275" calcext:value-type="float">
            <text:p>17.3384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3295" calcext:value-type="float">
            <text:p>17.495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13388387097" calcext:value-type="float">
            <text:p>17.2013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3375" calcext:value-type="float">
            <text:p>15.273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85024" calcext:value-type="float">
            <text:p>18.5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2890322581" calcext:value-type="float">
            <text:p>18.007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22625" calcext:value-type="float">
            <text:p>18.5742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11447741936" calcext:value-type="float">
            <text:p>19.3111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67415" calcext:value-type="float">
            <text:p>18.886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2895483871" calcext:value-type="float">
            <text:p>16.65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03275" calcext:value-type="float">
            <text:p>14.3590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208" calcext:value-type="float">
            <text:p>15.6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26916923077" calcext:value-type="float">
            <text:p>18.72269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667225" calcext:value-type="float">
            <text:p>19.856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7096774194" calcext:value-type="float">
            <text:p>19.799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53385" calcext:value-type="float">
            <text:p>20.615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3899354839" calcext:value-type="float">
            <text:p>20.498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7364" calcext:value-type="float">
            <text:p>20.05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07158709677" calcext:value-type="float">
            <text:p>19.9107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96905" calcext:value-type="float">
            <text:p>18.8596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25323870968" calcext:value-type="float">
            <text:p>15.8125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31925" calcext:value-type="float">
            <text:p>15.8893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06587586207" calcext:value-type="float">
            <text:p>15.36065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590925" calcext:value-type="float">
            <text:p>15.275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70175" calcext:value-type="float">
            <text:p>17.425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14516129032" calcext:value-type="float">
            <text:p>19.111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81115" calcext:value-type="float">
            <text:p>18.4181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73922580645" calcext:value-type="float">
            <text:p>18.587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1034" calcext:value-type="float">
            <text:p>18.94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4069677419" calcext:value-type="float">
            <text:p>19.1844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60425" calcext:value-type="float">
            <text:p>18.9316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4856774194" calcext:value-type="float">
            <text:p>16.8644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4266" calcext:value-type="float">
            <text:p>15.84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90152" calcext:value-type="float">
            <text:p>16.14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8041" calcext:value-type="float">
            <text:p>19.378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46175" calcext:value-type="float">
            <text:p>20.0774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29325" calcext:value-type="float">
            <text:p>19.8722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7313548387" calcext:value-type="float">
            <text:p>19.2357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0820645161" calcext:value-type="float">
            <text:p>17.1870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02435" calcext:value-type="float">
            <text:p>14.1402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878275" calcext:value-type="float">
            <text:p>16.1687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73837419355" calcext:value-type="float">
            <text:p>16.577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634725" calcext:value-type="float">
            <text:p>17.2563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8075" calcext:value-type="float">
            <text:p>15.604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405425" calcext:value-type="float">
            <text:p>11.864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11277241379" calcext:value-type="float">
            <text:p>12.28112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2925" calcext:value-type="float">
            <text:p>20.628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28660645161" calcext:value-type="float">
            <text:p>20.792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3738" calcext:value-type="float">
            <text:p>20.76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84299354839" calcext:value-type="float">
            <text:p>20.8184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021125" calcext:value-type="float">
            <text:p>20.740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861" calcext:value-type="float">
            <text:p>20.604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8036129032" calcext:value-type="float">
            <text:p>20.4038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29575" calcext:value-type="float">
            <text:p>19.85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79473548387" calcext:value-type="float">
            <text:p>18.6779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802" calcext:value-type="float">
            <text:p>17.084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47020689655" calcext:value-type="float">
            <text:p>16.9947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61375" calcext:value-type="float">
            <text:p>17.8646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906725" calcext:value-type="float">
            <text:p>19.9690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47460645161" calcext:value-type="float">
            <text:p>20.594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454775" calcext:value-type="float">
            <text:p>20.3845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89055483871" calcext:value-type="float">
            <text:p>19.928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603325" calcext:value-type="float">
            <text:p>19.3160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415475" calcext:value-type="float">
            <text:p>18.764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31801290323" calcext:value-type="float">
            <text:p>19.643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68725" calcext:value-type="float">
            <text:p>19.5956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21801290323" calcext:value-type="float">
            <text:p>19.262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5681" calcext:value-type="float">
            <text:p>19.545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60306206897" calcext:value-type="float">
            <text:p>20.3460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367175" calcext:value-type="float">
            <text:p>20.2336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460675" calcext:value-type="float">
            <text:p>20.0946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53772903226" calcext:value-type="float">
            <text:p>20.0653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9525" calcext:value-type="float">
            <text:p>19.2786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74475" calcext:value-type="float">
            <text:p>20.4367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7795" calcext:value-type="float">
            <text:p>20.333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90619354839" calcext:value-type="float">
            <text:p>19.779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425" calcext:value-type="float">
            <text:p>18.25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81104516129" calcext:value-type="float">
            <text:p>17.918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172975" calcext:value-type="float">
            <text:p>14.6017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47496" calcext:value-type="float">
            <text:p>17.88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69855" calcext:value-type="float">
            <text:p>20.076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750425" calcext:value-type="float">
            <text:p>20.4175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86505806452" calcext:value-type="float">
            <text:p>20.2486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1362" calcext:value-type="float">
            <text:p>20.04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10988387097" calcext:value-type="float">
            <text:p>19.0910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933" calcext:value-type="float">
            <text:p>19.275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26198709678" calcext:value-type="float">
            <text:p>19.14261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336025" calcext:value-type="float">
            <text:p>18.5033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16838709677" calcext:value-type="float">
            <text:p>14.701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45625" calcext:value-type="float">
            <text:p>12.794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91208275862" calcext:value-type="float">
            <text:p>12.90912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76275" calcext:value-type="float">
            <text:p>14.865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260325" calcext:value-type="float">
            <text:p>18.5426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9383225807" calcext:value-type="float">
            <text:p>20.4369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038" calcext:value-type="float">
            <text:p>20.49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58110967742" calcext:value-type="float">
            <text:p>20.045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74825" calcext:value-type="float">
            <text:p>20.0837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34775" calcext:value-type="float">
            <text:p>20.20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89460645161" calcext:value-type="float">
            <text:p>19.908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60802580645" calcext:value-type="float">
            <text:p>17.996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66665" calcext:value-type="float">
            <text:p>14.476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75933913044" calcext:value-type="float">
            <text:p>13.477593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533" calcext:value-type="float">
            <text:p>15.97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38773333333" calcext:value-type="float">
            <text:p>16.7138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59283636364" calcext:value-type="float">
            <text:p>19.51592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0312" calcext:value-type="float">
            <text:p>17.9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135" calcext:value-type="float">
            <text:p>18.42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4926451613" calcext:value-type="float">
            <text:p>19.8944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3246451613" calcext:value-type="float">
            <text:p>20.4553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128175" calcext:value-type="float">
            <text:p>20.161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3163870968" calcext:value-type="float">
            <text:p>19.418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56100645161" calcext:value-type="float">
            <text:p>19.125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1246896552" calcext:value-type="float">
            <text:p>19.52212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0683870968" calcext:value-type="float">
            <text:p>20.10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701" calcext:value-type="float">
            <text:p>20.086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4312" calcext:value-type="float">
            <text:p>19.98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028175" calcext:value-type="float">
            <text:p>19.780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54936" calcext:value-type="float">
            <text:p>19.26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376525" calcext:value-type="float">
            <text:p>17.9337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60278709677" calcext:value-type="float">
            <text:p>18.2160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89483870968" calcext:value-type="float">
            <text:p>18.378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667725" calcext:value-type="float">
            <text:p>16.0866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56352" calcext:value-type="float">
            <text:p>13.23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26106666667" calcext:value-type="float">
            <text:p>14.6226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61699310345" calcext:value-type="float">
            <text:p>14.3661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0616774194" calcext:value-type="float">
            <text:p>16.139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19115" calcext:value-type="float">
            <text:p>18.341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8424" calcext:value-type="float">
            <text:p>20.1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915875" calcext:value-type="float">
            <text:p>19.9391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98544" calcext:value-type="float">
            <text:p>19.4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87355" calcext:value-type="float">
            <text:p>18.838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18108387097" calcext:value-type="float">
            <text:p>18.691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82892903226" calcext:value-type="float">
            <text:p>18.2182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2184827586" calcext:value-type="float">
            <text:p>15.85821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94" calcext:value-type="float">
            <text:p>12.60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046075" calcext:value-type="float">
            <text:p>12.8304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58091428571" calcext:value-type="float">
            <text:p>15.3458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218725" calcext:value-type="float">
            <text:p>18.2621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0910967742" calcext:value-type="float">
            <text:p>20.000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25140645161" calcext:value-type="float">
            <text:p>20.262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51636129032" calcext:value-type="float">
            <text:p>19.855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32746666667" calcext:value-type="float">
            <text:p>19.1732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19575" calcext:value-type="float">
            <text:p>18.3301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24699354839" calcext:value-type="float">
            <text:p>18.852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0864" calcext:value-type="float">
            <text:p>19.28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59625" calcext:value-type="float">
            <text:p>18.486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85615483871" calcext:value-type="float">
            <text:p>17.938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95512258065" calcext:value-type="float">
            <text:p>17.4995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1405714286" calcext:value-type="float">
            <text:p>17.1811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13716129032" calcext:value-type="float">
            <text:p>18.471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21264516129" calcext:value-type="float">
            <text:p>20.33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51798709677" calcext:value-type="float">
            <text:p>20.575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77997419355" calcext:value-type="float">
            <text:p>20.6677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1552" calcext:value-type="float">
            <text:p>20.2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26815483871" calcext:value-type="float">
            <text:p>20.422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9093333333" calcext:value-type="float">
            <text:p>20.5259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83008" calcext:value-type="float">
            <text:p>20.2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63089032258" calcext:value-type="float">
            <text:p>19.776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16168" calcext:value-type="float">
            <text:p>18.37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875575" calcext:value-type="float">
            <text:p>18.2387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5391428572" calcext:value-type="float">
            <text:p>19.28153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87745454545" calcext:value-type="float">
            <text:p>20.3287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316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54" meta:object-count="0"/>
    <meta:user-defined meta:name="AppVersion">3.0</meta:user-defined>
  </office:meta>
</office:document-meta>
</file>